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table:style-name="ce1" office:value-type="string" calcext:value-type="string">
            <text:p>Can be Done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Drawing reflections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ynamic screen size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udo apt-get install cmak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do apt-get install freeglut3-dev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do apt-get install mesa-common-dev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do apt-get install xorg-dev libglu1-mesa-dev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cc -o cube cube.c -lglut -lGLU -lGL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8">00/00/0000</text:date>, <text:time style:data-style-name="N2" text:time-value="23:21:22.840291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18T00:59:01.045707136</dc:date>
    <meta:editing-duration>PT1H38M25S</meta:editing-duration>
    <meta:editing-cycles>4</meta:editing-cycles>
    <meta:generator>LibreOffice/4.2.6.3$Linux_X86_64 LibreOffice_project/420m0$Build-3</meta:generator>
    <meta:document-statistic meta:table-count="1" meta:cell-count="8" meta:object-count="0"/>
  </office:meta>
</office:document-meta>
</file>